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45.7541966232071">
            <text:p>45,7541966232</text:p>
          </table:table-cell>
          <table:table-cell table:number-columns-repeated="2"/>
        </table:table-row>
        <table:table-row table:style-name="ro1">
          <table:table-cell office:value-type="float" office:value="45.7543049626827">
            <text:p>45,7543049627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formula="of:=[.A2]-[.A1]" office:value-type="float" office:value="0.000108339475609398">
            <text:p>0,0001083395</text:p>
          </table:table-cell>
          <table:table-cell office:value-type="float" office:value="10000000">
            <text:p>10000000</text:p>
          </table:table-cell>
          <table:table-cell table:formula="of:=[.A4]*[.B4]" office:value-type="float" office:value="1083.39475609398">
            <text:p>1083,394756094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8">08/05/2023</text:date>, <text:time>23:4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8T20:02:07.66</meta:creation-date>
    <dc:date>2023-05-08T23:47:47.06</dc:date>
    <meta:editing-duration>PT2H30M18S</meta:editing-duration>
    <meta:editing-cycles>1</meta:editing-cycles>
    <meta:document-statistic meta:table-count="3" meta:cell-count="5" meta:object-count="0"/>
    <meta:generator>OpenOffice/4.1.14$Win32 OpenOffice.org_project/4114m1$Build-9811</meta:generator>
  </office:meta>
</office:document-meta>
</file>